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" svg:font-family="Helvetica"/>
    <style:font-face style:name="Monospac" svg:font-family="Monospac"/>
    <style:font-face style:name="Arial1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NewsGothicMT" svg:font-family="NewsGothicMT" style:font-family-generic="roman" style:font-pitch="variable"/>
    <style:font-face style:name="Wingdings2" svg:font-family="Wingdings2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e0c6b"/>
    </style:style>
    <style:style style:name="P2" style:family="paragraph" style:parent-style-name="Standard">
      <style:paragraph-properties fo:text-align="start" style:justify-single-word="false"/>
      <style:text-properties officeooo:paragraph-rsid="002350e6"/>
    </style:style>
    <style:style style:name="P3" style:family="paragraph" style:parent-style-name="Standard">
      <style:paragraph-properties fo:text-align="start" style:justify-single-word="false"/>
      <style:text-properties style:font-name="Monospace" officeooo:rsid="001b0e05" officeooo:paragraph-rsid="001b0e05"/>
    </style:style>
    <style:style style:name="P4" style:family="paragraph" style:parent-style-name="Standard">
      <style:paragraph-properties fo:text-align="start" style:justify-single-word="false"/>
      <style:text-properties style:font-name="Monospace" officeooo:rsid="001b0e05" officeooo:paragraph-rsid="001e0c6b"/>
    </style:style>
    <style:style style:name="P5" style:family="paragraph" style:parent-style-name="Standard">
      <style:paragraph-properties fo:text-align="start" style:justify-single-word="false"/>
      <style:text-properties style:font-name="Monospace" officeooo:rsid="001b0e05" officeooo:paragraph-rsid="0020b45b"/>
    </style:style>
    <style:style style:name="P6" style:family="paragraph" style:parent-style-name="Standard">
      <style:paragraph-properties fo:text-align="start" style:justify-single-word="false"/>
      <style:text-properties style:font-name="Monospace" officeooo:rsid="001b0e05" officeooo:paragraph-rsid="002350e6"/>
    </style:style>
    <style:style style:name="P7" style:family="paragraph" style:parent-style-name="Standard">
      <style:paragraph-properties fo:text-align="start" style:justify-single-word="false"/>
      <style:text-properties style:font-name="Monospace" officeooo:rsid="001b0e05" officeooo:paragraph-rsid="0024bf6f"/>
    </style:style>
    <style:style style:name="P8" style:family="paragraph" style:parent-style-name="Standard">
      <style:paragraph-properties fo:text-align="start" style:justify-single-word="false"/>
      <style:text-properties style:font-name="Monospace" officeooo:rsid="001b0e05" officeooo:paragraph-rsid="00269681"/>
    </style:style>
    <style:style style:name="T1" style:family="text">
      <style:text-properties fo:color="#595959" fo:font-size="11pt" style:font-size-asian="11pt"/>
    </style:style>
    <style:style style:name="T2" style:family="text">
      <style:text-properties fo:color="#595959" fo:font-size="11pt" officeooo:rsid="001c999e" style:font-size-asian="11pt"/>
    </style:style>
    <style:style style:name="T3" style:family="text">
      <style:text-properties fo:color="#595959" fo:font-size="11pt" officeooo:rsid="001e0c6b" style:font-size-asian="11pt"/>
    </style:style>
    <style:style style:name="T4" style:family="text">
      <style:text-properties fo:color="#595959" fo:font-size="11pt" officeooo:rsid="001fe5d4" style:font-size-asian="11pt"/>
    </style:style>
    <style:style style:name="T5" style:family="text">
      <style:text-properties fo:color="#595959" fo:font-size="11pt" officeooo:rsid="0020b45b" style:font-size-asian="11pt"/>
    </style:style>
    <style:style style:name="T6" style:family="text">
      <style:text-properties fo:color="#595959" fo:font-size="11pt" officeooo:rsid="0021a3bb" style:font-size-asian="11pt"/>
    </style:style>
    <style:style style:name="T7" style:family="text">
      <style:text-properties fo:color="#595959" fo:font-size="11pt" officeooo:rsid="002350e6" style:font-size-asian="11pt"/>
    </style:style>
    <style:style style:name="T8" style:family="text">
      <style:text-properties fo:color="#595959" fo:font-size="11pt" officeooo:rsid="0024bf6f" style:font-size-asian="11pt"/>
    </style:style>
    <style:style style:name="T9" style:family="text">
      <style:text-properties fo:color="#595959" style:font-name="Monospace" fo:font-size="11pt" officeooo:rsid="001b0e05" style:font-size-asian="11pt"/>
    </style:style>
    <style:style style:name="T10" style:family="text">
      <style:text-properties fo:color="#595959" style:font-name="Monospace" fo:font-size="11pt" officeooo:rsid="001e0c6b" style:font-size-asian="11pt"/>
    </style:style>
    <style:style style:name="T11" style:family="text">
      <style:text-properties fo:color="#595959" style:font-name="Monospace" fo:font-size="11pt" officeooo:rsid="002350e6" style:font-size-asian="11pt"/>
    </style:style>
    <style:style style:name="T12" style:family="text">
      <style:text-properties fo:color="#595959" style:font-name="Monospace" fo:font-size="11pt" officeooo:rsid="001c999e" style:font-size-asian="11pt"/>
    </style:style>
    <style:style style:name="T13" style:family="text">
      <style:text-properties officeooo:rsid="002350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Nome caso d’uso :</text:span></text:p>
      <text:p text:style-name="P3"><text:span text:style-name="T1"><text:tab/>Registrazione nel sistema</text:span></text:p>
      <text:p text:style-name="P3"><text:span text:style-name="T1">Attori :</text:span></text:p>
      <text:p text:style-name="P3"><text:span text:style-name="T1"><text:tab/>Utente</text:span></text:p>
      <text:p text:style-name="P3"><text:span text:style-name="T1">Descrizione :</text:span></text:p>
      <text:p text:style-name="P3"><text:span text:style-name="T1"><text:tab/>Procedura di inserimento dei dati dell’utente per registrarsi nel <text:tab/>sistema</text:span></text:p>
      <text:p text:style-name="P3"><text:span text:style-name="T1">Sequenza di eventi :</text:span></text:p>
      <text:p text:style-name="P3"><text:span text:style-name="T1"><text:tab/>L’utente inserisce i suoi dati</text:span></text:p>
      <text:p text:style-name="P3"><text:span text:style-name="T1">Post condizioni:</text:span></text:p>
      <text:p text:style-name="P3"><text:span text:style-name="T1"><text:tab/>Il sistema registra l’utente con i dati inseriti</text:span></text:p>
      <text:p text:style-name="P3"><text:span text:style-name="T1">Sequenza Alternativa :</text:span></text:p>
      <text:p text:style-name="P3"><text:span text:style-name="T1"><text:tab/></text:span><text:span text:style-name="T2">Se i dati inseriti non sono validi il sistema non effettua la <text:tab/>regist</text:span><text:span text:style-name="T4">r</text:span><text:span text:style-name="T2">azione</text:span></text:p>
      <text:p text:style-name="P8"><text:span text:style-name="T1">-------------------------------------------------------------------------</text:span></text:p>
      <text:p text:style-name="P4"><text:span text:style-name="T1">Nome caso d’uso :</text:span></text:p>
      <text:p text:style-name="P1"><text:span text:style-name="T9"><text:tab/></text:span><text:span text:style-name="T10">Visualizzazione profilo</text:span></text:p>
      <text:p text:style-name="P4"><text:span text:style-name="T1">Attori :</text:span></text:p>
      <text:p text:style-name="P4"><text:span text:style-name="T1"><text:tab/>Utente</text:span></text:p>
      <text:p text:style-name="P4"><text:span text:style-name="T1">Descrizione :</text:span></text:p>
      <text:p text:style-name="P4"><text:span text:style-name="T1"><text:tab/></text:span><text:span text:style-name="T3">Sono visualizzati i dati anagrafici, il saldo punti della tessera <text:tab/>fedeltà e stato delle spese</text:span></text:p>
      <text:p text:style-name="P5"><text:span text:style-name="T3">Sequenza di eventi :</text:span></text:p>
      <text:p text:style-name="P5"><text:span text:style-name="T3"><text:tab/></text:span><text:span text:style-name="T5">L’utente accede</text:span><text:span text:style-name="T6"> </text:span><text:span text:style-name="T5">all</text:span><text:span text:style-name="T6">a sua </text:span><text:span text:style-name="T5">area dedicata</text:span></text:p>
      <text:p text:style-name="P4"><text:span text:style-name="T4">Pre condizioni: L’utente deve essere registrato ed aver fatto il login <text:tab/>nel sistema</text:span><text:span text:style-name="T1"><text:tab/></text:span></text:p>
      <text:p text:style-name="P8"><text:span text:style-name="T2">-------------------------------------------------------------------------</text:span></text:p>
      <text:p text:style-name="P6"><text:span text:style-name="T1">Nome caso d’uso :</text:span></text:p>
      <text:p text:style-name="P2"><text:span text:style-name="T9"><text:tab/></text:span><text:span text:style-name="T11">Modifica profilo</text:span></text:p>
      <text:p text:style-name="P6"><text:span text:style-name="T1">Attori :</text:span></text:p>
      <text:p text:style-name="P6"><text:span text:style-name="T1"><text:tab/>Utente</text:span></text:p>
      <text:p text:style-name="P6"><text:span text:style-name="T1">Descrizione :</text:span></text:p>
      <text:p text:style-name="P2"><text:span text:style-name="T9"><text:tab/>Procedura di </text:span><text:span text:style-name="T11">modifica</text:span><text:span text:style-name="T9"> dei dati dell’utente</text:span></text:p>
      <text:p text:style-name="P6"><text:span text:style-name="T1">Sequenza di eventi :</text:span></text:p>
      <text:p text:style-name="P2"><text:span text:style-name="T9"><text:tab/>L’utente </text:span><text:span text:style-name="T11">seleziona</text:span><text:span text:style-name="T9"> i dati </text:span><text:span text:style-name="T11">che vuole cambiare e li modifica</text:span></text:p>
      <text:p text:style-name="P7"><text:span text:style-name="T4">Pre condizioni: L’utente deve essere registrato ed aver fatto il login <text:tab/>nel sistema </text:span><text:span text:style-name="T8">poi </text:span><text:span text:style-name="T5">accede</text:span><text:span text:style-name="T6"> </text:span><text:span text:style-name="T5">all</text:span><text:span text:style-name="T6">’</text:span><text:span text:style-name="T5">area dedicata</text:span><text:span text:style-name="T7"><text:tab/></text:span></text:p>
      <text:p text:style-name="P6"><text:span text:style-name="T1">Post condizioni:</text:span></text:p>
      <text:p text:style-name="P6"><text:span text:style-name="T1"><text:tab/>Il sistema registra i </text:span><text:span text:style-name="T7">nuovi </text:span><text:span text:style-name="T1">dati inseriti </text:span><text:span text:style-name="T7">dall’utente</text:span></text:p>
      <text:p text:style-name="P6"><text:span text:style-name="T1">Sequenza Alternativa :</text:span></text:p>
      <text:p text:style-name="P2"><text:span text:style-name="T9"><text:tab/></text:span><text:span text:style-name="T12">Se i dati inseriti non sono validi il sistema non effettua la <text:tab/></text:span><text:span text:style-name="T11">modifica</text:span></text:p>
      <text:p text:style-name="P8"><text:span text:style-name="T2">-------------------------------------------------------------------------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" svg:font-family="Helvetica"/>
    <style:font-face style:name="Monospac" svg:font-family="Monospac"/>
    <style:font-face style:name="Arial1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NewsGothicMT" svg:font-family="NewsGothicMT" style:font-family-generic="roman" style:font-pitch="variable"/>
    <style:font-face style:name="Wingdings2" svg:font-family="Wingdings2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18:14:54.528000000</meta:creation-date>
    <dc:date>2020-04-23T18:58:10.577000000</dc:date>
    <meta:editing-duration>PT21M22S</meta:editing-duration>
    <meta:editing-cycles>7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37" meta:word-count="183" meta:character-count="1348" meta:non-whitespace-character-count="1178"/>
  </office:meta>
</office:document-meta>
</file>